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0a6d23" officeooo:paragraph-rsid="000a6d23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bold" style:font-weight-asian="bold" style:font-weight-complex="bold"/>
    </style:style>
    <style:style style:name="T4" style:family="text">
      <style:text-properties style:text-line-through-style="none" style:text-line-through-type="none" fo:font-weight="normal" style:font-weight-asian="normal" style:font-weight-complex="normal"/>
    </style:style>
    <style:style style:name="T5" style:family="text">
      <style:text-properties style:text-line-through-style="none" style:text-line-through-type="none" fo:font-weight="normal" fo:background-color="#fff200" loext:char-shading-value="0" style:font-weight-asian="normal" style:font-weight-complex="normal"/>
    </style:style>
    <style:style style:name="T6" style:family="text">
      <style:text-properties style:text-line-through-style="none" style:text-line-through-type="none" fo:font-weight="normal" fo:background-color="#fff200" loext:char-shading-value="0" style:font-weight-asian="normal" style:font-weight-complex="normal"/>
    </style:style>
    <style:style style:name="T7" style:family="text">
      <style:text-properties style:text-line-through-style="none" style:text-line-through-type="none" fo:font-weight="normal" fo:background-color="#333333" loext:char-shading-value="0" style:font-weight-asian="normal" style:font-weight-complex="normal"/>
    </style:style>
    <style:style style:name="T8" style:family="text">
      <style:text-properties fo:background-color="#333333" loext:char-shading-value="0"/>
    </style:style>
    <style:style style:name="T9" style:family="text">
      <style:text-properties fo:background-color="#333333" loext:char-shading-value="0"/>
    </style:style>
    <style:style style:name="T10" style:family="text">
      <style:text-properties fo:background-color="#000000" loext:char-shading-value="0"/>
    </style:style>
    <style:style style:name="T11" style:family="text">
      <style:text-properties fo:background-color="#00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: E O A <text:span text:style-name="T7">R</text:span> I <text:span text:style-name="T9">R R</text:span> I <text:span text:style-name="T11">;</text:span> A A E O E U <text:span text:style-name="T9">R</text:span> E <text:span text:style-name="T11">;</text:span> <text:span text:style-name="T9">R</text:span> U <text:span text:style-name="T9">R</text:span> O Y Y I <text:span text:style-name="T9">R</text:span></text:p>
      <text:p text:style-name="P1">A: O O O A A O <text:span text:style-name="T9">R</text:span> U <text:span text:style-name="T11">;</text:span> <text:span text:style-name="T9">R</text:span> U U <text:span text:style-name="T9">R</text:span> O U E I <text:span text:style-name="T11">;</text:span> <text:span text:style-name="T9">R</text:span> U A E Y O A <text:span text:style-name="T9">R</text:span></text:p>
      <text:p text:style-name="P1">T: Y I O A I U A <text:span text:style-name="T9">R</text:span> <text:span text:style-name="T11">;</text:span> U <text:span text:style-name="T9">R</text:span> A <text:span text:style-name="T9">R</text:span> I Y <text:span text:style-name="T9">R R</text:span> <text:span text:style-name="T11">;</text:span> <text:span text:style-name="T9">R</text:span> O Y E U A E U</text:p>
      <text:p text:style-name="P1">B: E O U O E Y A <text:span text:style-name="T9">R</text:span> <text:span text:style-name="T11">;</text:span> O O A I O Y U O <text:span text:style-name="T11">;</text:span> I O U A <text:span text:style-name="T9">R</text:span> Y E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9:15:02.796385141</meta:creation-date>
    <dc:date>2020-10-16T19:20:57.880302017</dc:date>
    <meta:editing-duration>PT5M55S</meta:editing-duration>
    <meta:editing-cycles>1</meta:editing-cycles>
    <meta:document-statistic meta:table-count="0" meta:image-count="0" meta:object-count="0" meta:page-count="1" meta:paragraph-count="4" meta:word-count="108" meta:character-count="216" meta:non-whitespace-character-count="112"/>
    <meta:generator>LibreOffice/6.1.5.2$Linux_X86_64 LibreOffice_project/10$Build-2</meta:generator>
  </office:meta>
</office:document-meta>
</file>